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LOG-1</text:p>
          </table:table-cell>
          <table:table-cell table:style-name="ce5" office:value-type="string" calcext:value-type="string">
            <text:p>Como un usuario, necesito un cuadro de texto, con la finalidad de ingresar mi DNI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LOG-2</text:p>
          </table:table-cell>
          <table:table-cell table:style-name="ce5" office:value-type="string" calcext:value-type="string">
            <text:p>Como un usuario, necesito un cuadro de texto, con la finalidad de ingresar mi contraseña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LOG-3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1</text:p>
          </table:table-cell>
          <table:table-cell table:style-name="ce5" office:value-type="string" calcext:value-type="string">
            <text:p>Como un usuario, necesito un boton, con la finalidad de ver los cliente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2</text:p>
          </table:table-cell>
          <table:table-cell table:style-name="ce5" office:value-type="string" calcext:value-type="string">
            <text:p>Como un usuario, necesito un calendario, con la finalidad de ver los próximos eventos 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PP-3</text:p>
          </table:table-cell>
          <table:table-cell table:style-name="ce5" office:value-type="string" calcext:value-type="string">
            <text:p>Como un usuario, necesito un cuadro de texto, con la finalidad de corroborar mi ingreso a la página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1</text:p>
          </table:table-cell>
          <table:table-cell table:style-name="ce5" office:value-type="string" calcext:value-type="string">
            <text:p>Como un usuario, necesito un boton, con la finalidad de ir al poder judicial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2</text:p>
          </table:table-cell>
          <table:table-cell table:style-name="ce5" office:value-type="string" calcext:value-type="string">
            <text:p>Como un usuario, quiero un botón, con la finalidad de ir a la sección de archivad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3</text:p>
          </table:table-cell>
          <table:table-cell table:style-name="ce5" office:value-type="string" calcext:value-type="string">
            <text:p>Como un usuario, necesito un boton, con la finalidad de ir a la página de MEV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4</text:p>
          </table:table-cell>
          <table:table-cell table:style-name="ce5" office:value-type="string" calcext:value-type="string">
            <text:p>Como un usuario, necesito un cuadro de texto, con la finalidad de ver previamente la información del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5</text:p>
          </table:table-cell>
          <table:table-cell table:style-name="ce5" office:value-type="string" calcext:value-type="string">
            <text:p>Como un usuario, necesito un boton, con la finalidad de eliminar un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6</text:p>
          </table:table-cell>
          <table:table-cell table:style-name="ce5" office:value-type="string" calcext:value-type="string">
            <text:p>Como un usuario, necesito un boton, con la finalidad de agregar un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7</text:p>
          </table:table-cell>
          <table:table-cell table:style-name="ce5" office:value-type="string" calcext:value-type="string">
            <text:p>Como un usuario, necesito un boton, con la finalidad de filtrar los clientes por categoria y etapa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8</text:p>
          </table:table-cell>
          <table:table-cell table:style-name="ce5" office:value-type="string" calcext:value-type="string">
            <text:p>Como un usuario, necesito un cuadro de texto, con la finalidad de buscar entre los cliente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AÑCL-1</text:p>
          </table:table-cell>
          <table:table-cell table:style-name="ce5" office:value-type="string" calcext:value-type="string">
            <text:p>Como un usuario, necesito cuadros de texto, con la finalidad de ingresar los datos del cliente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AÑCL-2</text:p>
          </table:table-cell>
          <table:table-cell table:style-name="ce5" office:value-type="string" calcext:value-type="string">
            <text:p>Como un usuario, necesito un boto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1</text:p>
          </table:table-cell>
          <table:table-cell table:style-name="ce5" office:value-type="string" calcext:value-type="string">
            <text:p>Como un usuario, necesito cuadros de texto, con la finalidad de ingresar la información del cliente y su caso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2</text:p>
          </table:table-cell>
          <table:table-cell table:style-name="ce5" office:value-type="string" calcext:value-type="string">
            <text:p>Como un usuario, necesito viñetas, con la finalidad de marcar la progresión de las etapa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3</text:p>
          </table:table-cell>
          <table:table-cell table:style-name="ce5" office:value-type="string" calcext:value-type="string">
            <text:p>Como un usuario, necesito viñetas, con la finalidad de marcar los eventos pasad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4</text:p>
          </table:table-cell>
          <table:table-cell table:style-name="ce5" office:value-type="string" calcext:value-type="string">
            <text:p>Como un usuario, necesito un boto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5</text:p>
          </table:table-cell>
          <table:table-cell table:style-name="ce5" office:value-type="string" calcext:value-type="string">
            <text:p>Como un usuario, necesito cuadros de texto, con la finalidad de ingresar la fecha, hora y motivo de un encuentro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6</text:p>
          </table:table-cell>
          <table:table-cell table:style-name="ce5" office:value-type="string" calcext:value-type="string">
            <text:p>Como un usuario, necesito un boton, con la finalidad de validar los datos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0:36:16.2413451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2T21:49:01.478709486</dc:date>
    <meta:generator>LibreOffice/6.2.8.2$Linux_X86_64 LibreOffice_project/20$Build-2</meta:generator>
    <meta:editing-duration>PT12M34S</meta:editing-duration>
    <meta:editing-cycles>3</meta:editing-cycles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